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T1" style:family="text">
      <style:text-properties fo:font-style="italic" style:font-style-asian="italic" style:font-style-complex="italic"/>
    </style:style>
    <style:style style:name="T2"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2" text:outline-level="2">Making Faith Appeal to Hearing</text:h>
      <text:p text:style-name="P2">I cannot comprehend you nor know your enigma,<text:line-break/>because I have listened to Faith without faith.<text:line-break/>— “Judaism,” in Calderón, <text:span text:style-name="T1">El nuevo palacio del Retiro</text:span></text:p>
      <text:p text:style-name="First_20_paragraph">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rent, to accommodate the sense of hearing even 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text:soft-page-break/>cultural conditioning, and about the possibility that some listeners might lack the capacity to hear music rightly. Understanding villancicos in their theological context, and interpreting villancicos as theological sources in themselves, reveals varied and 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If we listen closely to villancicos as historical sources for theological understanding, it becomes clear that they functioned as much more than tools for simplistic religious teaching or as banal, worldly entertainment. The villancicos we will engage with in this chapter provided listeners with opportunities to participate actively and thoughtfully in the challenging endeavor of faithful hearing.</text:p>
      <text:p text:style-name="Text_20_body">We will begin by discussing theological and literary sources that shaped and reflected widespread notions about faith, hearing, and music; and that reveal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hearing.</text:p>
      <text:p text:style-name="Text_20_body">If we listen closely to villancicos as historical sources for theological understanding, it becomes clear that villancicos functioned as much more than vehicles for simplistic religious <text:soft-page-break/>teaching or as banal, worldly entertainment. The villancicos in this chapter appeal to the ear in order to give listeners an opportunity to contemplate the challenges of faithful hearing.</text:p>
      <text:h text:style-name="Heading_20_3" text:outline-level="3">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1" text:note-class="footnote"><text:note-citation>1</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text:span text:style-name="T1">fides informe</text:span>).<text:note text:id="ftn2" text:note-class="footnote"><text:note-citation>2</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text:span text:style-name="T1">fides formata</text:span>), which “worked through” the two higher virtues to result in what might best be translated as “faithfulness.” True faith was a conviction that manifested itself through ethical behavior in fidelity to God’s will.</text:p>
      <text:p text:style-name="Text_20_body">For Catholics, then, faith encompassed beliefs, attitudes, and behaviors. Faith connected individuals experience with ethical action as part of the community of the Church. A man of <text:soft-page-break/>faith was a man of virtue (the root of <text:span text:style-name="T1">virtus</text:span> being <text:span text:style-name="T1">vir</text:span>), and thus faith was central to the Catholic Humanist goal of building a virtuous society. Christian disciples were charged not only to “hear” the Church’s teaching and believe it (this would be unformed faith); they also had to “listen” in the sense of obeying.</text:p>
      <text:h text:style-name="Heading_20_4" text:outline-level="4">Hearing Christ the Word</text:h>
      <text:p text:style-name="First_20_paragraph">One of the Church’s key tools in combating heresy and promoting evangelism was the new catechism “for parish priests” commissioned by the Council of Trent and first published in 1566.<text:note text:id="ftn3" text:note-class="footnote"><text:note-citation>3</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4" text:note-class="footnote"><text:note-citation>4</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5" text:note-class="footnote"><text:note-citation>5</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text:span text:style-name="T1">logos</text:span> or <text:span text:style-name="T1">verbum</text:span> (John 1:1), the “Word made flesh.” Where God had previously spoken through the law and the prophets, now he had spoken through his Son (Heb. 1:1).</text:p>
      <text:p text:style-name="Text_20_body"><text:soft-page-break/>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note text:id="ftn6" text:note-class="footnote"><text:note-citation>6</text:note-citation><text:note-body><text:p text:style-name="Footnote">Ibid., 6: “Hæc est vita æterna, vt cognoscant te solùm verum Deum, &amp; quem misisti, Iesum Christum.”</text:p></text:note-body></text:note> All the Church’s teachers should exert themselves to the end that</text:p>
      <text:p text:style-name="P2">the faithful should know and love from the heart Jesus Christ, and him crucified (1 Cor. 2:2); and indeed to persuade them so that they believe with the faithfulness [<text:span text:style-name="T1">pietas</text:span>] of their inmost heart and with cultivated devotion [<text:span text:style-name="T1">religio</text:span>], that there is no other name given to people under heaven, through whom they can be saved (Acts 4:12), since Christ is the atonement for our sins (1 John 2:2).<text:note text:id="ftn7" text:note-class="footnote"><text:note-citation>7</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I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8" text:note-class="footnote"><text:note-citation>8</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P2"><text:soft-page-break/>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T1">they must accommodate the teaching to the sense of hearing and intelligence</text:span>, so that by these [mysteries and precepts], <text:span text:style-name="T1">those who possess a well-trained sense</text:span> should be filled up by spiritual food.<text:note text:id="ftn9" text:note-class="footnote"><text:note-citation>9</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text:span text:style-name="T1">ingenium</text:span>], customs, condition” of their charges, to give milk to spiritual infants and solid food to the maturing, to raise up a “perfect man [<text:span text:style-name="T1">virum perfectum</text:span>], after the measure of the fullness of Christ.”<text:note text:id="ftn10" text:note-class="footnote"><text:note-citation>10</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1" text:note-class="footnote"><text:note-citation>11</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2" text:note-class="footnote"><text:note-citation>12</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text:span text:style-name="T1">Catechism of the Mysteries of the Faith</text:span> by declaring from the outset that communicating the faith requires both trustworthy teachers and faithful listeners—a concept for which Azevedo uses music as a key metaphor.<text:note text:id="ftn13" text:note-class="footnote"><text:note-citation>13</text:note-citation><text:note-body><text:p text:style-name="Footnote">Azevedo, <text:span text:style-name="T1">Catecismo</text:span>.</text:p></text:note-body></text:note> He begins with the image taken from Pliny of a pupil listening at the feet of a teacher who is holding harp. The teacher is shown, Azevedo says,</text:p>
      <text:p text:style-name="P2"><text:soft-page-break/>with a musical instrument which gives pleasure to the ear, so that we should understand that Faith enters through the ear [<text:span text:style-name="T1">oído</text:span>], as St. Paul says, and that the disciple should be like a child, simple, without malice or duplicity, without knowing even how to respond or argue, but only how to listen and learn. Thus this image depicts for us elegantly, what the hearer of the Faith should be like.<text:note text:id="ftn14" text:note-class="footnote"><text:note-citation>14</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is task depended on both the teacher and the hearer, since as Azevedo says, there was a right way to listen. Simply accommodating the ear was not enough, then;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1">like</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text:soft-page-break/>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Experiencing Spiritual Truth through Music</text:h>
      <text:p text:style-name="First_20_paragraph">This tension between accommodating the ear and training it may be seen in the explanations of music’s power by Athanasius Kircher. This Jesuit polymath’s compendium of musical knowledge, <text:span text:style-name="T1">Musurgia universalis</text:span>, was published in Rome in 1650 and thence disseminated throughout the Hispanic world, with copies sent to centers of colonial culture including Puebla and Manila.<text:note text:id="ftn15" text:note-class="footnote"><text:note-citation>15</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David Irving, <text:span text:style-name="T1">Colonial Counterpoint: Music in Early Modern Manila</text:span> (Oxford: Oxford University Press, 2010),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6" text:note-class="footnote"><text:note-citation>16</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text:span text:style-name="T1">aulos</text:span> player Timotheus aroused Alexander the Great to the furor of war through music, and Kircher says he did this by adapting his song both to the feeling of war and to the disposition of the king.<text:note text:id="ftn17" text:note-class="footnote"><text:note-citation>17</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text:soft-page-break/>sacred music can move those who are disposed to it:</text:p>
      <text:p text:style-name="P2">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note text:id="ftn18" text:note-class="footnote"><text:note-citation>18</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19" text:note-class="footnote"><text:note-citation>19</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0" text:note-class="footnote"><text:note-citation>20</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1" text:note-class="footnote"><text:note-citation>21</text:note-citation><text:note-body><text:p text:style-name="Footnote">Kircher’s theory bears a striking resemblance to some recent theories of music cognition, such as Lawrence Zbikowski’s description of musical structures as “sonic analogues for internal dynamic processes”; <text:span text:style-name="T1">Conceptualizing Music: Cognitive Structure, Theory, and Analysis</text:span> (New York: Oxford University Press, 2002), XX.</text:p></text:note-body></text:note> Kircher explains:</text:p>
      <text:p text:style-name="P2">Since harmony is nothing other than the concord, agreement, and mutually <text:soft-page-break/>corresponding proportion between dissimilar voices, this proportion, then, of numbers, sets the air in motion; the motion, indeed, is to be varied by the ratios of various intervals, ascending and descending; so that the spirits [i. e., <text:span text:style-name="T1">spiritus animales</text:span>], or the implanted internal air […], should be moved according to the proportions of the motion of the external air, so that the spirits’ motion are effected in various ways; and through this affections can be engendered in the person.<text:note text:id="ftn22" text:note-class="footnote"><text:note-citation>22</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text:span text:style-name="T1">effect</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P2">The first is harmony itself. Second, number, and proportion. Third, the power and efficacy of the words to be pronounced in music itself; or, the oration. Fourth is the disposition of the hearers, or the subject’s capacity to remember things.<text:note text:id="ftn23" text:note-class="footnote"><text:note-citation>23</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If there must be this kind of congruence between music and listener, then it makes sense that Kircher acknowledges that music affects different people in different ways. First, Kircher concedes that geographic and cultural factors influence music style and its effect, such that Italians and Germans are moved by different styles and therefore compose differently. <text:soft-page-break/>These national styles, he says, are the result of a national “genius” (that is, the special gift of that people), as well as environmental factors, such that Germans draw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4" text:note-class="footnote"><text:note-citation>24</text:note-citation><text:note-body><text:p text:style-name="Footnote">Ibid., 543–44.</text:p></text:note-body></text:note> </text:p>
      <text:p text:style-name="Text_20_body">Moreover, “just as different nations enjoy a different style of music, likewise within each nation, people of different temperaments appreciate different styles that conform the most to their natural inclinations.”<text:note text:id="ftn25" text:note-class="footnote"><text:note-citation>25</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6" text:note-class="footnote"><text:note-citation>26</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7" text:note-class="footnote"><text:note-citation>27</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were still not <text:soft-page-break/>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note text:id="ftn28" text:note-class="footnote"><text:note-citation>28</text:note-citation><text:note-body><text:p text:style-name="Footnote">Ibid., 551: “Nouerat enim præ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ext:soft-page-break/>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only a subjective experience as assurance of salvation, and separating individual faith from the cultivation of a just society.<text:note text:id="ftn29" text:note-class="footnote"><text:note-citation>29</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0" text:note-class="footnote"><text:note-citation>30</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1" text:note-class="footnote"><text:note-citation>31</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text:soft-page-break/>empowered by God’s grace to go beyond the senses, to reach “the assurance of things not seen” (Heb. XX). </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2" text:note-class="footnote"><text:note-citation>32</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good works were not necessary fo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3" text:note-class="footnote"><text:note-citation>33</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ext:soft-page-break/>total surrender and conformity of one’s will to God.<text:note text:id="ftn34" text:note-class="footnote"><text:note-citation>34</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text:span text:style-name="T1">Spiritual Exercises</text:span> for discerning the validity of their religious sensations, and for using those experiences to make decisive changes in life, as part of a radical commitment of the self to God.<text:note text:id="ftn35" text:note-class="footnote"><text:note-citation>35</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note text:id="ftn36" text:note-class="footnote"><text:note-citation>36</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7" text:note-class="footnote"><text:note-citation>37</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38" text:note-class="footnote"><text:note-citation>38</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P2">How commonly we see that […] if the preacher’s life is better, greater is the fruit that he gains though his style be low and his rhetoric scanty, and his teaching common, <text:soft-page-break/>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1">oído</text:span>], like some polyphonic music [<text:span text:style-name="T1">una música concertada</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39" text:note-class="footnote"><text:note-citation>39</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and it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0" text:note-class="footnote"><text:note-citation>40</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text:span text:style-name="T1">Ascent of Mount Carmel</text:span> was first published in 1618, though it was written some forty years earlier; his outlook reflects the hard <text:soft-page-break/>ascetic extreme of Catholic Reformation attitudes toward music. Kircher, on the other hand, writes with the confidence of the Jesuit order at the height of its global influence, when this order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uan’s ascetic bent, or his pastoral concern with spiritual growth, saw that power as a danger or even an opening for diabolical influence.</text:p>
      <text:h text:style-name="Heading_20_4" text:outline-level="4">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1" text:note-class="footnote"><text:note-citation>41</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2" text:note-class="footnote"><text:note-citation>42</text:note-citation><text:note-body><text:p text:style-name="Footnote">Bailey, <text:span text:style-name="T1">Art on the Jesuit Missions</text:span>;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text:soft-page-break/>language. But at the same time church leaders in New Spain complained that most places lacked linguists sufficiently skilled in Náhuatl to verify that the songs and dances of the natives were not in fact still invoking the demonic powers of the Aztecs.<text:note text:id="ftn43" text:note-class="footnote"><text:note-citation>43</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4" text:note-class="footnote"><text:note-citation>44</text:note-citation><text:note-body><text:p text:style-name="Footnote">Ibid., 637–38.</text:p></text:note-body></text:note> </text:p>
      <text:p text:style-name="Text_20_body">In the realm of visual art, even where Jesuits wrote to their superiors in Rome praising the natives’ uncanny ability to copy European models, the actual surviving artifacts often bear strong traces of indigenous methods, aesthetics, and religious understandings.<text:note text:id="ftn45" text:note-class="footnote"><text:note-citation>45</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6" text:note-class="footnote"><text:note-citation>46</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text:soft-page-break/>required. The cultural aspect of acquiring a “properly trained sense,” as the Roman Catechism puts it, is plainly stated in a Latin dialogue published by the leaders of the Jesuit mission in Japan in 1590.<text:note text:id="ftn47" text:note-class="footnote"><text:note-citation>47</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note text:id="ftn48" text:note-class="footnote"><text:note-citation>48</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P2">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2">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text:soft-page-break/>listener […].</text:p>
      <text:p text:style-name="P2">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49" text:note-class="footnote"><text:note-citation>49</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P2">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0" text:note-class="footnote"><text:note-citation>50</text:note-citation><text:note-body><text:p text:style-name="Footnote">Ibid., 156.</text:p></text:note-body></text:note></text:p>
      <text:h text:style-name="Heading_20_4" text:outline-level="4">Obstacles to Faith and Mistrust of Hearing</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in 1634, <text:span text:style-name="T1">El nuevo palacio del Retiro</text:span> by court poet Pedro Calderón de la Barca.<text:note text:id="ftn51" text:note-class="footnote"><text:note-citation>51</text:note-citation><text:note-body><text:p text:style-name="Footnote">Pedro Calderón de la Barca, <text:span text:style-name="T1">El Nuevo Palacio Del Retiro</text:span>, ed. Alan K. G. Paterson, Autos Sacramentales Completos de Calderón 19 (Pamplona: Universidad de Navarra, 1998).</text:p></text:note-body></text:note> This Corpus Christi mystery play (<text:span text:style-name="T1">auto sacramental</text:span>), was staged in 1634 to inaugurate the Spanish monarch’s new palace-retreat, the Buen Retiro. Like most <text:span text:style-name="T1">autos</text:span> this one was performed in the context of a whole day of liturgical and processional music, including numerous villancicos; and the drama includes texts to be sung (though the music is now lost). Literary scholars have considered <text:soft-page-break/>Spanish Corpus Christi plays to be “dramas of conversion” with the primary goal of teaching doctrine; and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 Calderón’s play for the politically significant occasion glorifies the king—whose name <text:span text:style-name="T1">Felipe</text:span> cannot be said without saying <text:span text:style-name="T1">Fe</text:span> (faith)—as the defender of the Catholic faith, which centers on the doctrine of the Eucharist.<text:note text:id="ftn52" text:note-class="footnote"><text:note-citation>52</text:note-citation><text:note-body><text:p text:style-name="Footnote">Ibid., ll. XXX.</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 obstacles to faith.</text:p>
      <text:p text:style-name="Text_20_body">If the King was the defender of the faith, then Judaism was its enemy, as dramatized by the long portion of the play that centers on Judaism’s incapacity for faith. The allegorical character <text:span text:style-name="T1">Judaísmo</text:span> becomes a vivid representation of the incapacity to acquire faith, <text:span text:style-name="T1">despite</text:span> the sense of hearing. Judaism is forcefully excluded from the festivities celebrated within the play, which culminate with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Preformatted_20_Text"><text:soft-page-break/>[insert float: Poem example 1]</text:p>
      <text:p text:style-name="First_20_paragraph">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1">desconfianza</text:span>—a term that can mean humility as well as lack of confidence and even mistrust.</text:p>
      <text:p text:style-name="Preformatted_20_Text">[insert float: Poem example 2]</text:p>
      <text:p text:style-name="First_20_paragraph">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3" text:note-class="footnote"><text:note-citation>53</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text:soft-page-break/>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4" text:outline-level="4">Hearing the Word in Community</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spiritual truth communicated through musical patterns. This training would also needs to discipline the whole community to overcome misunderstandings based on cultural conditioning.</text:p>
      <text:p text:style-name="Text_20_body"><text:soft-page-break/>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text:span text:style-name="T1">was</text:span>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4" text:note-class="footnote"><text:note-citation>54</text:note-citation><text:note-body><text:p text:style-name="Footnote">Geoffrey Baker, <text:span text:style-name="T1">Imposing Harmony: Music and Society in Colonial Cuzco</text:span> (Durham, NC: Duke University Press, 2008); Irving, <text:span text:style-name="T1">Colonial Counterpoint</text:span>; Bernardo Illari, “Polychoral Culture: Cathedral Music in La Plata (Bolivia), 1680–1730” (PhD diss., University of Chicago, 2001).</text:p></text:note-body></text:note> The virtue of man as Neoplatonic microcosm was reflected in the broader society and in turn depended on it. Spanish political thinkers conceived of the colonial project in terms of creating harmony in society. Baker,<text:note text:id="ftn55" text:note-class="footnote"><text:note-citation>55</text:note-citation><text:note-body><text:p text:style-name="Footnote"><text:span text:style-name="T1">Imposing Harmony</text:span>.</text:p></text:note-body></text:note> 22–31] Most educated Spaniards were familiar with the medieval philosopher Boethius (either directly or through expositions of his ideas in contemporary music treates like that of Pedro Cerone) and his concept that there were three kinds of music: <text:span text:style-name="T1">musica instrumentalis</text:span>, sounding, playing music; <text:span text:style-name="T1">musica humana</text:span>, the harmony of the individual in body and soul, reason and passion, and the concord of human society; and <text:span text:style-name="T1">musica mundana</text:span>, the music of the celestial spheres.<text:note text:id="ftn56" text:note-class="footnote"><text:note-citation>56</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text:span text:style-name="T1">musica instrumentalis</text:span>, they believed, could actually attune the <text:span text:style-name="T1">musica humana</text:span> on individual and social levels, bringing human society in concord with the order of the cosmos, and beyond it, with the mysterious harmonious of the triune God.</text:p>
      <text:p text:style-name="Text_20_body">Catholic music, then, was not <text:span text:style-name="T1">about</text:span> society; it was a form <text:span text:style-name="T1">of</text:span> 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text:soft-page-break/>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 For this reason, we cannot fully understand the faith of early modern Catholics on the basis of verbal formulations alone; we need to see and hear how communities practiced their faith through coordinated action—such as in devotional music.<text:note text:id="ftn57" text:note-class="footnote"><text:note-citation>57</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 </text:p></text:note-body></text:note></text:p>
      <text:h text:style-name="Heading_20_3" text:outline-level="3">The Primacy of Hearing in Villancicos</text:h>
      <text:p text:style-name="First_20_paragraph">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58" text:note-class="footnote"><text:note-citation>58</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players), would all play into the answer, in addition to the problems of individual training already discussed. Educated people who possessed the means and connections to <text:soft-page-break/>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59" text:note-class="footnote"><text:note-citation>59</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performed at multiple festivals each year in public settings where many kinds of listeners were present, these pieces must have shaped attitudes and beliefs in the broader community.</text:p>
      <text:h text:style-name="Heading_20_4" text:outline-level="4">Contests of the Senses and Early Modern Concepts of Sensation</text:h>
      <text:p text:style-name="First_20_paragraph">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text:span text:style-name="T1">si los sentidos queja forman del Pan divino</text:span>, later attributed to the Zaragozan poet Vicente Sánchez, for eight voices and instruments in grand polychoral style.<text:note text:id="ftn60" text:note-class="footnote"><text:note-citation>60</text:note-citation><text:note-body><text:p text:style-name="Footnote">Vicente Sánchez, <text:span text:style-name="T1">Lyra Poética de Vicente Sanchez, Natvral de La Imperial Civdad de Zaragoza. Obras Posthvmas</text:span> (Zaragoza, 1688), XXX.</text:p></text:note-body></text:note> Irízar was born in 1634 and served at Segovia from 1671 until his death in 1684. A few decades later Irízar’s successor, Jerónimo de Carrión (1660–1721), set the same text as a solo continuo song.<text:note text:id="ftn61" text:note-class="footnote"><text:note-citation>61</text:note-citation><text:note-body><text:p text:style-name="Footnote">José López-Calo, <text:span text:style-name="T1">La Música En La Catedral de Segovia</text:span>, 2 vols. (Segovia: Diputación Provincial de Segovia, 1988), XXX.</text:p></text:note-body></text:note></text:p>
      <text:p text:style-name="Text_20_body">The poem invites hearers to imagine the senses “filing a complaint” against the bread of the Eucharist because “what they sense is not by faith consented,” and in a motto that is repeated after each copla, the poem admonishes, “let the senses not resent it” (<text:span text:style-name="T1">no se den por </text:span><text:soft-page-break/><text:span text:style-name="T1">sentidos los sentidos</text:span>), playing on the word for sense in several ways (Poem example 3). Each of the coplas treats a different sense, following nearly the same order as in Calderón’s play: Sight comes first, followed by Touch; next are Taste and Smell, and Hearing comes last and wins the day (Table 1).</text:p>
      <text:p text:style-name="Preformatted_20_Text">[insert float: Poem example 3]</text:p>
      <text:p text:style-name="Preformatted_20_Text">[insert float: Table 1]</text:p>
      <text:p text:style-name="First_20_paragraph">The poem’s treatment of the senses reflects a common physiological model of sensation and perception, as educated Spaniards would have learned from the kind of theological treatises preserved from seminary and convent libraries in Spain and Mexico. Spanish theologians always treated Vision as the first and highest of the five exterior senses. A typical example is the 1557 natural-philosophy textbook <text:span text:style-name="T1">Phisica, Speculatio</text:span> by an Augustinian friar in New Spain, Alphonsus à Veracruce.<text:note text:id="ftn62" text:note-class="footnote"><text:note-citation>62</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Fray Luis de Granada’s widely read Spanish <text:span text:style-name="T1">Introduction to the Creed</text:span> of 1583.<text:note text:id="ftn63" text:note-class="footnote"><text:note-citation>63</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are linked to a set of interior senses or faculties, including the affective faculty, in which the sensory stimuli interacted with the balance of bodily humors (Table 2).<text:note text:id="ftn64" text:note-class="footnote"><text:note-citation>64</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text:span text:style-name="T1">spiritus animales</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hese exterior and interior senses were part of the <text:span text:style-name="T1">ánima sensitiva</text:span>, the sensing, reasoning soul. <text:soft-page-break/>In addition to these senses the <text:span text:style-name="T1">ánima sensitiva</text:span> possessed an affective faculty, in which the balance of humors in the body interacted with the interior and exterior senses to produce different “passions” or “affects” (Fray Luis uses <text:span text:style-name="T1">pasiones</text:span> and <text:span text:style-name="T1">afectos</text:span> interchangeably). Based on a fundamental dichotomy like magnetism between attraction and repulsion, this “concupiscible” part of the soul experienced three primary pairs of passions: love and hate, desire and fear, joy and sadness. </text:p>
      <text:p text:style-name="Preformatted_20_Text">[insert float: Table 2]</text:p>
      <text:p text:style-name="First_20_paragraph">The act of sensation, then, involved the entire body and soul, in a pre-Cartesian holistic model; but the external senses differed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65" text:note-class="footnote"><text:note-citation>65</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66" text:note-class="footnote"><text:note-citation>66</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ext:soft-page-break/>The poetic contests of the senses thus rearrange the traditional scholastic hierarchy by putting Hearing at the end for a dramatic climax. Sight comes first, but Hearing, the underdog competitor, triumphs at the last.<text:note text:id="ftn67" text:note-class="footnote"><text:note-citation>67</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Sánchez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h text:style-name="Heading_20_4" text:outline-level="4">Staging the Contest in Sound: Irízar and Carrión at Segovia Cathedral</text:h>
      <text:p text:style-name="First_20_paragraph">The two surviving settings of <text:span text:style-name="T1">Si los sentidos</text:span> by Irízar and Carrión stage this contest of the senses in sound. The Segovia Cathedral archive preserves manuscript performing parts for both settings along with Irízar’s draft score for his version. [The performing parts for Irízar’s setting are in E-SE: 5/32 (in a copyist’s hand), and E-SE:18/19 contains the the score in the composer’s own hand. Carrión’s performing parts are in E-SE: 28/25.] As rare as composers’ scores of villancicos are, Irízar’s manuscripts are doubly valuable because this economical <text:soft-page-break/>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4).<text:note text:id="ftn68" text:note-class="footnote"><text:note-citation>68</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correspondence with a colleague in Zaragoza. Carrión likely knew (and probably performed) Irízar’s setting from the archive, but also seems to have had a separate source for the Sánchez poem.</text:p>
      <text:p text:style-name="Text_20_body">In Irízar’s earlier setting, for Corpus Christi 1674 at Segovia Cathedral, Miguel de Irízar creates a musical competition in grand festival style by pitting his two four-voice choirs against each other in polychoral dialogue (Music example 1).<text:note text:id="ftn69" text:note-class="footnote"><text:note-citation>69</text:note-citation><text:note-body><text:p text:style-name="Footnote">Andrew A. Cashner,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 The score (E-SE: 18/19)includes the heading, “Fiesta del SSantissimo de este año del 1674.”</text:p></text:note-body></text:note> Polychoral dialogue, of cours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no se den por sentidos</text:span> becomes <text:span text:style-name="T1">no se den</text:span> and then <text:span text:style-name="T1">no, no</text:span>.</text:p>
      <text:p text:style-name="Preformatted_20_Text">[insert float: Music example 1]</text:p>
      <text:p text:style-name="First_20_paragraph">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increases the rate of harmonic motion. The sense of antagonism is heightened when one choir interrupts the other with exclamations of <text:span text:style-name="T1">no</text:span> on normally weak beats (mm. 13–14). When Irízar returns to duple meter in m. 18, the voices move in smaller <text:soft-page-break/>note values (<text:span text:style-name="T1">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no se den por sentidos los sentidos</text:span> in mm. 24–32. The estribillo builds to a climactic <text:span text:style-name="T1">peroratio</text:span> with the voices breaking into imitative texture in descending melodic lines.</text:p>
      <text:p text:style-name="Text_20_body">The distinguishing stylistic characteristics of the setting suggest that Irízar is evoking a musical battle topic, a style one may find in <text:span text:style-name="T1">batallas</text:span> for organ as well as other villancicos on military themes.<text:note text:id="ftn70" text:note-class="footnote"><text:note-citation>70</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who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3–3–2 syncopations on <text:span text:style-name="T1">no se den por sentidos los sentidos</text:span> (mm. 25–26, 31–32, 43–46).</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hrases, where the latter phrase repeats the former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grand, unsubtle gestures and sharp contrasts of bright colors. By contrast, Jerónimo de Carrión’s later setting of the same <text:soft-page-break/>poem invites a more personal reflection (Music example 2).<text:note text:id="ftn71" text:note-class="footnote"><text:note-citation>71</text:note-citation><text:note-body><text:p text:style-name="Footnote">E-SE: 20/5; Cashner, <text:span text:style-name="T1">Villancicos About Music</text:span>.</text:p></text:note-body></text:note> Carrión was capable of the festival style, as in his <text:span text:style-name="T1">Qué destemplada armonía</text:span> (E-SE: 20/5), which almost takes on the dimensions of a <text:span text:style-name="T1">cantada</text:span>. But this setting fits more in the subgenre of <text:span text:style-name="T1">tono divino</text:span> or chamber villancico, a continuo song used in more intimate settings like Eucharistic devotion.<text:note text:id="ftn72" text:note-class="footnote"><text:note-citation>72</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text:p>
      <text:p text:style-name="Preformatted_20_Text">[insert float: Music example 2]</text:p>
      <text:p text:style-name="First_20_paragraph">The dialogue and rivalry of the poetic text happens now not through polychoral effects but through motivic exchanges between voice and accompaniment. Instead of metrical contrasts from one section to the next, Carrión creates rhythmic contrasts between simultaneous voices. Carrión dramatizes <text:span text:style-name="T1">queja</text:span> (m. 4) with a metrical disagreement between the two voices (normal ternary motion versus the voice’s sesquialtera). The descending pattern of leaps for <text:span text:style-name="T1">porque lo que ellos sienten</text:span> perhaps suggests the confusion and tumult of the senses, and it creates a certain amount of rhythmic confusion as it moves between voices. Carrión creates a climax through a canon between soloist and accompaniment in mm. 36–40 that leads the singer to the top of his register. The upward leaps in the last line on <text:span text:style-name="T1">no se den</text:span> (m. 32) contrast with the downward leaping motive of the opening (on <text:span text:style-name="T1">sentidos</text:span>, m. 1).</text:p>
      <text:p text:style-name="Text_20_body">The similarities between these two settings of <text:span text:style-name="T1">Si los sentidos</text:span> demonstrate the persistence of concerns about the hearing’s role in faith. Meanwhile the differences between versions reflect different styles not only of composition but of devotional practice. Irízar and Carrión take a verbal discourse on sensation and faith, in which music is the paradigm of something that pleases the ear, and bring it to life through actual music. Thus the pieces seem designed to teach listeners how to hear music even as they are listening—as the catechism <text:soft-page-break/>advises, they accommodate hearing while training it.</text:p>
      <text:h text:style-name="Heading_20_4" text:outline-level="4">Sensory Confusion</text:h>
      <text:p text:style-name="First_20_paragraph">While the <text:span text:style-name="T1">Si los sentidos</text:span> villancicos may not project as much uncertainty about sensation and faith as does Calderón’s <text:span text:style-name="T1">El nuevo palacio del 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previous chapter that many villancicos feature auditory “special effects” like echoes, voices imitating instruments, and voices imitating birdsong. Such pieces might be compared to the contemporary rise of <text:span text:style-name="T1">trompe l’oeil</text:span> effects in visual art, like the illusion of the heavens opening in the <text:span text:style-name="T1">Transparente</text:span> of Toledo Cathedral (by Narciso Tomé, 1732) or the false domes painted by Andrea Pozzo and his students on Jesuit church ceilings from Rome to China.<text:note text:id="ftn73" text:note-class="footnote"><text:note-citation>73</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 in the spirit of paradox and enigma.<text:note text:id="ftn74" text:note-class="footnote"><text:note-citation>74</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fragment <text:span text:style-name="T1">Porque cuando las voces puedan pintarla</text:span> (If voices could only paint her) (E-Mn: M3881/44).</text:p>
      <text:p text:style-name="Text_20_body">Cristóbal Galán, master of the Royal Chapel (1680–1684, after serving as chapelmaster at Segovia Cathedral) juxtaposes hearing and vision in a villancico for the Conception of Mary.<text:note text:id="ftn75" text:note-class="footnote"><text:note-citation>75</text:note-citation><text:note-body><text:p text:style-name="Footnote">D-Mbs: Mus. ms. 2893, edition in Bernat Cabero Pueyo, <text:span text:style-name="T1">Der Villancico des XVI. und XVII. Jahrhunderts in Spanien</text:span> (Berlin: Dissertation.de, 2000), 567–68.</text:p></text:note-body></text:note> Galán’s text exhorts listeners to “hear the bird” and “see the voice.” The visual language in this villancicos evokes the common iconography of the Holy Spirit as a dove surrounded by golden rays, such as may be seen in the Monastery of the Encarnación in Madrid, where the Royal Chapel frequently performed.<text:note text:id="ftn76" text:note-class="footnote"><text:note-citation>76</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ext:soft-page-break/>The poem makes “confusion” of sight and hearing, which is projected partly through irregular poetic meter (Poem example 4).<text:note text:id="ftn77" text:note-class="footnote"><text:note-citation>77</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Oigan!</text:span> and <text:span text:style-name="T1">¡Miran!</text:span> in sesquialtera rhythm.</text:p>
      <text:p text:style-name="Preformatted_20_Text">[insert float: Poem example 4]</text:p>
      <text:p text:style-name="First_20_paragraph">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p>
      <text:p text:style-name="Preformatted_20_Text">[insert float: Figure 1]</text:p>
      <text:p text:style-name="First_20_paragraph">In texture Galán plays with <text:span text:style-name="T1">qué equivocación</text:span> literally by setting these words to an equal-voiced fugato on a long ascending scalar figure (starting with the Tiple II’s stepwise ascent A<text:span text:style-name="T2">4</text:span>–G<text:span text:style-name="T2">5</text:span>). The sudden outburst of polyphonic texture in the midst of primarily homophonic polychoral dialogue could create a more affective sense of confusion as well. As the estribillo continues, Galán increasingly mixes up the music for <text:span text:style-name="T1">Oigan todos del ave</text:span>, the sesquialtera interjections, and the contrapuntal texture of <text:span text:style-name="T1">qué equivocación</text:span>, between the various choirs.</text:p>
      <text:p text:style-name="Text_20_body"><text:soft-page-break/>Pieces like this describe and seek to incite a condition of sensory overload, an ecstasy in which all the senses blend together in the effort to grasp something that is beyond them.<text:note text:id="ftn78" text:note-class="footnote"><text:note-citation>78</text:note-citation><text:note-body><text:p text:style-name="Footnote">This notion is part of the Catholic heritage that shaped Olivier Messiaen’s concept of “dazzlement.”</text:p></text:note-body></text:note>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Impaired Hearers, Incompetent Teachers: “Villancicos of the Deaf”</text:h>
      <text:p text:style-name="First_20_paragraph">The problem of lacking the capacity for faithful hearing is evident in villancicos that represent deaf characters. The final section of this chapter presents two <text:span text:style-name="T1">villancicos de 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4" text:outline-level="4">Laughing at the Deaf: Juan Gutiérrez de Padilla (Puebla, 1651)</text:h>
      <text:p text:style-name="First_20_paragraph">In a piece labeled <text:span text:style-name="T1">sordo</text:span> in the partbooks, Juan Gutiérrez de Padilla creates a comic dialogue between a religious teacher and a “deaf” man named Toribio (Poem example 5). The villancico, which begins <text:span text:style-name="T1">Óyeme, Toribio</text:span> and is labeled as a “Dúo con bajón,” was performed in Matins for Christmas at Puebla Cathedral in 1651.<text:note text:id="ftn79" text:note-class="footnote"><text:note-citation>79</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It is part of Padilla’s earliest surviving Christmas cycle for the new cathedral, which had been consecrated in 1649.<text:note text:id="ftn80" text:note-class="footnote"><text:note-citation>80</text:note-citation><text:note-body><text:p text:style-name="Footnote">Another villancico by Padilla is discussed in the next chapter. See also Andrew A. Cashner, “Playing Cards at the Eucharistic Table: Music, Theology, and Society in a Corpus Christi Villancico from Colonial Mexico, 1628,” <text:span text:style-name="T1">Journal of Early Modern History</text:span> 18, no. 4 (2014): 383–419; Gustavo Mauleón Rodríguez, ed., <text:span text:style-name="T1">Juan Gutiérrez de Padilla Y La época Palafoxiana</text:span> (Puebla: Gobierno del Estado de Puebla, Secretaría de Cultura, 2010).</text:p></text:note-body></text:note> Though two key <text:soft-page-break/>partbooks are missing, including the Tenor I part who played the deaf man, the dialogue can be reconstructed because the lyrics of the deaf man’s part were written in the surviving bass part.<text:note text:id="ftn81" text:note-class="footnote"><text:note-citation>81</text:note-citation><text:note-body><text:p text:style-name="Footnote">The friar was played by the Altus I. The friar was probably accompanied by the Bassus I on <text:span text:style-name="T1">bajón</text:span>, but this partbook is missing. The deaf man was played by the Tenor I, but this partbook is missing. The deaf man was accompanied by the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 currently inaccessible in a private collection in Puebla. Gustavo Mauleón Rodríguez, who alone has access to the collection, kindly shared with me a few pages of this imprint but not the ones including this poem. </text:p>
      <text:p text:style-name="Preformatted_20_Text">[insert float: Poem example 5]</text:p>
      <text:p text:style-name="First_20_paragraph">Playing with a conventional villancico type of a dialogue between a <text:span text:style-name="T1">docto</text:span> and a <text:span text:style-name="T1">simple</text:span>—a learned man and a simpleton—Padilla’s villancico stages a parody of catechism instruction. The friar’s attempts to communicate with the “deaf” man fail, and this prompts the five-voice chorus to warn the congregation against spiritual deafness. Padilla dramatizes the two characters’ unsuccessful attempts to communicate through disjunctions of rhythm and mode (Music example 3). Rhythmically, Padilla gives each singer a distinct “accent” in music: the friar’s musical speech is more fluent and sophisticated, while the deaf man’s speech is halting and clumsy, such as his questions “Eh? eh?” on an offbeat figure.</text:p>
      <text:p text:style-name="Preformatted_20_Text">[insert float: Music example 3]</text:p>
      <text:p text:style-name="First_20_paragraph">Padilla illustrates the men’s disagreement by having them fail to concur on where to cadence. Given the one-flat <text:span text:style-name="T1">cantus mollis</text:span> signature, the cadence points articulated by the extant bass part, and the final on F, Padilla probably would have categorized this piece as mode 11 or 12.<text:note text:id="ftn82" text:note-class="footnote"><text:note-citation>82</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but no sooner has the friar moved to D, than Toribio, <text:soft-page-break/>saying, “Out of that ear I hear even less!” moves to a cadence on C. This pushes the friar over the edge. He bursts out, “You are a sheer idiot!”—mimicking the deaf man’s halting short-long rhythms, and returning to his own final of F.</text:p>
      <text:p text:style-name="Text_20_body">After the dialogue in the introducción, the Altus I, who has been representing the friar, seems to turn away from the dramatic scenario and address the congregation as a preacher: “The laughter of the dawn will turn to sobs,” he says—referring to the Virgin Mary as the dawn—when, having given birth to the Word Incarnate, “her eyes see deaf men.” Padilla sets the final phrase about deaf men, with ten notes in black mensural notation that make a rhetorical <text:span text:style-name="T1">catabasis</text:span> as they descend in a leaping melodic sequence.</text:p>
      <text:p text:style-name="Text_20_body">When the rest of Chorus I joins in for the responsión, their repeated dotted rhythm suggests vivacious laughter and comic offbeat sobs on <text:span text:style-name="T1">sollozos</text:span>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Preformatted_20_Text">[insert float: Music example 4]</text:p>
      <text:p text:style-name="First_20_paragraph">Through a mixture of sophisticated musical technique, high-minded theology, and low caricature that is characteristic of this composer, Padilla belittles actual deaf people as deficient, undignified, and deserving of laughter. Ironically, Padilla’s ensemble made their caricature at the same time that some Spanish churchmen, like Juan Pablo Bonet, were engaged in actually ministering to deaf people.<text:note text:id="ftn83" text:note-class="footnote"><text:note-citation>83</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ext:p>
      <text:p text:style-name="Text_20_body">But the creators of <text:span text:style-name="T1">villancicos de sordos</text:span> seem more interested in exploiting the deaf to amuse and edify the hearing. Actual deafness is used here with the main goal of pointing to <text:soft-page-break/>spiritual deafness: the “deaf men” that will make Mary weep are all people whose ears have been stopped by sin and cannot hear the divine Word of Christ with faith. In his 1611 Spanish dictionary, Sebastián de Covarrubias defines the <text:span text:style-name="T1">sordo</text:span> as “he who does not hear,” rather than he who is not <text:span text:style-name="T1">able</text:span> to hear. He adds, “There is no worse kind of deaf man than the one who is unwilling to hear.”<text:note text:id="ftn84" text:note-class="footnote"><text:note-citation>84</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p text:style-name="Text_20_body">In this view, if hearing is the paradigm of faith, then deafness is its opposite. While Calderón’s Judaism heard Faith without faith, the deaf men in villancicos cannot even hear Faith to begin with.</text:p>
      <text:h text:style-name="Heading_20_4" text:outline-level="4">Learning from the Deaf: Matías Ruíz (Madrid, 1671)</text:h>
      <text:p text:style-name="First_20_paragraph">The <text:span text:style-name="T1">Villancico de los sordos</text:span> by Matías Ruiz (E-E: Mús. 83-12) extends its parody to the catechist as well (Poem example 6). Ruiz was chapelmaster at the Real Convento de la Encarnación in Madrid, and the poetry imprint survives from what must have been the first performance there at Christmas, 1671.<text:note text:id="ftn85" text:note-class="footnote"><text:note-citation>85</text:note-citation><text:note-body><text:p text:style-name="Footnote">“Villancicos Que Se Han de Cantar En El Real Convento de La Encarnación, La Noche de Navidad, Este Año de 1671” (Madrid, 1671).</text:p></text:note-body></text:note> Here the <text:span text:style-name="T1">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Preformatted_20_Text">[insert float: Poem example 6]</text:p>
      <text:p text:style-name="First_20_paragraph">The piece begins with soloist and chorus gleefully crying “On with the deaf man!” rather like a bunch of high-school bullies, telling everyone to speak up so he can hear. When the catechist and the <text:span text:style-name="T1">sordo</text:span> enter, Ruiz gives the two characters phrases that contrast melodically, harmonically, and rhythmically, to illustrate their inability to understand each <text:soft-page-break/>other. The deaf man’s musical speech is abrupt, uncouth, and loud, fitting with the friar’s mockery of the deaf man’s unmodulated voice (Music example 5). The deaf man bursts on the scene with a scale from the top of his register to the bottom (F<text:span text:style-name="T2">4</text:span> to G<text:span text:style-name="T2">3</text:span>). The descent across vocal <text:span text:style-name="T1">passaggi</text:span> would encourage the singer to bawl the phrases in a coarse tone of voice. Ironically, a character with impaired sensation of sound is marked for the audience primarily by the kind of sounds he makes.</text:p>
      <text:p text:style-name="Preformatted_20_Text">[insert float: Music example 5]</text:p>
      <text:p text:style-name="First_20_paragraph">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catechism lesson presented in the coplas, the friar quizzes his pupil on key doctrines of Christmas, classic topics in both scholastic and pastoral literature: Tell, <text:span text:style-name="T1">sordo</text:span>, he asks, how did God fulfill his word to the prophet-king David?What motivated Christ to become incarnate?<text:note text:id="ftn86" text:note-class="footnote"><text:note-citation>86</text:note-citation><text:note-body><text:p text:style-name="Footnote">See the next chapter for a discussion of such classic tropes of Christmas preaching in villancicos.</text:p></text:note-body></text:note> But the deaf man mishears every statement: he mistakes <text:span text:style-name="T1">sordo</text:span> for <text:span text:style-name="T1">gordo</text:span> (chubby), and <text:span text:style-name="T1">profeta</text:span> (prophet) as <text:span text:style-name="T1">estafeta</text:span> (mailman).</text:p>
      <text:p text:style-name="Text_20_body">His supposed learning in the humanities leads only to confusion. When the friar lauds the <text:span text:style-name="T1">bailes</text:span> (dances) of Christmas, and says <text:span text:style-name="T1">el portal es nuestro alivio</text:span> (the stable is our remedy), the deaf man thinks he is citing <text:span text:style-name="T1">Tito Libio</text:span>. The humanist is puzzled: he has read the Classical historian Livy, he says, but Livy doesn’t say anything about <text:span text:style-name="T1">frailes</text:span> (friars).</text:p>
      <text:p text:style-name="Text_20_body">Hearing that the child Jesus is shivering with cold, the deaf man suggests he drink hot chocolate. The friar reassures him that “the Queen”—the Virgin Mary—is keeping the child <text:soft-page-break/>bundled, such that he glows with warmth (<text:span text:style-name="T1">arde</text:span>). The deaf man now seems to feel that at last he has figured out what they are talking about, and sums up with satisfaction, <text:span text:style-name="T1">Esta es, por la mañana y tarde, la Reina de las bebidas</text:span> (Chocolate is, morning and evening, the Queen of beverages).</text:p>
      <text:p text:style-name="Text_20_body">One can imagine that Ruiz’s deaf man would invite the sympathies of listeners. He is an earthy, common character, focused on material comforts. He is keenly aware of the chill, as many older men are, and dotes tenderly onthe infant. The deaf man’s bumbling but endearing statements contrast strikingly with the friar’s abstract theology and clichéd poetic language. The text even reminds listeners of the deaf man’s response to mockery: he cannot hear the nine choirs of Christmas angels, so he asks them to sing out loudly, as long as they don’t say anything bad about him.</text:p>
      <text:p text:style-name="Text_20_body">Ruiz’s characters present a contrast of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note text:id="ftn87" text:note-class="footnote"><text:note-citation>87</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Even so, the friar’s inability to teach this man demonstrates yet again the pervasive uncertainty about how faith could be made to appeal to hearing.</text:p>
      <text:p text:style-name="Text_20_body">Ruiz’s <text:span text:style-name="T1">Villancico de los sordos</text:span>, like the other pieces we have discussed, exalts hearing music as a means to faith—one which the deaf cannot understand. This is because the word <text:span text:style-name="T1">son</text:span> in the epigrammatic conclusion of the estribillo could mean not only sound but was also a term for a type of dance or song, according to the 1610 dictionary of Covarrubias. The villancico is built on a distinctive harmonic and rhythmic pattern of alternating ternary and <text:soft-page-break/>sesquialtera groupings, which are especially clear on the phrase <text:span text:style-name="T1">los que no escuchan ni entienden el son</text:span> (Music example 6). This pattern bears a close resemblance to dance forms known as <text:span text:style-name="T1">son</text:span> today —most obviously, to the Mexican <text:span text:style-name="T1">huarache</text:span> familiar from the song “America” in Leonard Bernstein’s <text:span text:style-name="T1">West Side Story</text:span>.<text:note text:id="ftn88" text:note-class="footnote"><text:note-citation>88</text:note-citation><text:note-body><text:p text:style-name="Footnote"><text:span text:style-name="T1">Grove Music Online</text:span>, s. v. <text:span text:style-name="T1">huarache</text:span>.</text:p></text:note-body></text:note> Even if the reference to <text:span text:style-name="T1">son</text:span> is not this specific, the music certainly evokes the feeling of a social dance whose circle the deaf man is unable to join fully.</text:p>
      <text:p text:style-name="Preformatted_20_Text">[insert float: Music example 6]</text:p>
      <text:p text:style-name="First_20_paragraph">The creators of villancicos of the deaf could certainly have imagined that this music was contributing to the goal of spiritual ear training. There may be a higher theological point here about spiritual deafness, but both <text:span text:style-name="T1">sordo</text:span> villancicos make the point at the expense of real people with disabilities. Whether the music really accomplished that goal, or just provided amusement and reinforced cultural stereotypes for commoners, is a question that haunts the whole repertoire. In a pattern typical of this genre (and especially vexing in the “ethnic” villancicos), someone on the margins of society is, through musical representation, welcomed to Christ’s manger, but the way he is represented actually emphasizes his exclusion from the community.<text:note text:id="ftn89" text:note-class="footnote"><text:note-citation>89</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 Andrew A. Cashner, “Rhythm as Representation of Society in an <text:span text:style-name="T1">Ensaladilla</text:span> from Colonial Puebla, Mexico, 1652,” 2015.</text:p></text:note-body></text:note> At the same time they also demonstrate a surprising levity about the church and its incompetent teachers.</text:p>
      <text:h text:style-name="Heading_20_3" text:outline-level="3">Failures of Faithful Hearing</text:h>
      <text:p text:style-name="First_20_paragraph">Critiquing both the poor level of theological knowledge among the lay people, and the low quality of teaching among the clergy, were both characteristic Tridentine postures.<text:note text:id="ftn90" text:note-class="footnote"><text:note-citation>90</text:note-citation><text:note-body><text:p text:style-name="Footnote">Kamen, <text:span text:style-name="T1">Early Modern European Society</text:span>, 56–57.</text:p></text:note-body></text:note> Antonio de Azevedo describes real-life scenes of failed catechesis:</text:p>
      <text:p text:style-name="P2">Some will say that the doctrine of the gospel has already been taught everywhere or <text:soft-page-break/>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bozales</text:span>] in the matters of faith, that if you would ask them, how many are the persons of the Holy Trinity, some would say that they are seven, and others, fifteen; and others say about twenty—of this I am a good witness.</text:p>
      <text:p text:style-name="P2">And a principal friar of my order, I’ve heard that once he was asking a woman how many [persons in the Trinity] there were, and she said, “Fifteen.” And he said, “<text:span text:style-name="T1">Ay</text:span>, is that really your answer?” And then she wanted to correct herself, and she said, “<text:span text:style-name="T1">Ay Señor</text:span>, I think I was wrong—I’ll say there are five hundred.”<text:note text:id="ftn91" text:note-class="footnote"><text:note-citation>91</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illiterate laypeople but the religious orders and clerics who have failed to teach the basics of faith in a plain way, as Azevedo himself endeavors to do in his book:</text:p>
      <text:p text:style-name="P2">It is a shame to see the ignorance that there is in many, in things of such importance […]. Because even though the religious orders and those who preach do declare the gospel, they do not explain the ABCs [<text:span text:style-name="T1">b, a, ba</text:span>] of Christianity; they do not want to deal with giving milk because this is the task of mothers, those lordly Curates or Orators, who are responsible for this task, and what I have described is their fault.<text:note text:id="ftn92" text:note-class="footnote"><text:note-citation>92</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rather than motherly teachers who spell out the fundamentals of Christian faith. Azevedo’s critique, though, is motivated by the late-sixteenth-century Tridentine agenda of reform and education; Juan de la Cruz makes a similarcritique of preaching and music that delight the ears but do not effect the will. By the mid-seventeenth <text:soft-page-break/>century, though, the function of Catholic religious art under developing “Baroque” aesthetics shifted away from the kind of“plain” instruction Azevedo models, toward more ornate, learned, and often arcane forms of expression. Composers of villancicos in the seventeenth century seem to have followed an ideal closer to Kircher’s Jesuit ideal of affectively powerful sacred music attuned to the varying desires of a broad audience.</text:p>
      <text:p text:style-name="Text_20_body">Few villancicos of the seventeenth century would satisfy Azevedo’s call to teach the “<text:span text:style-name="T1">b, a, ba</text:span> of Christianity.” Even the comic villancicos depend on learned plays of language and music, like the Classical references in Ruiz’s poetic text, or the play on modal cadences and black notation of Padilla’s music. This means that the depictions of imperfect hearing in the villancicos of the deaf themselves depended on the attention of listeners with well-trained ears.</text:p>
      <text:h text:style-name="Heading_20_4" text:outline-level="4">“Make a Hedge around Your Ears”</text:h>
      <text:p text:style-name="First_20_paragraph">To understand the role of villancicos in the dynamics of hearing and faith,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Listeners who wished to overcome the dangers and uncertainties involved with hearing devotional music were challenged to practice personal spiritual discipline in hearing. This notion is encapsulated in an emblem by Sebastián de Covarrubias, whose dictionary definition <text:soft-page-break/>of deafness we discussed earlier (Figure 2). It shows two fragile-looking human ears, protected from the buffeting four winds by a crown of thorns. Its Latin motto is taken from Ecclesiasticus 28:28, “Make a hedge around your ears with thorns.”<text:note text:id="ftn93" text:note-class="footnote"><text:note-citation>93</text:note-citation><text:note-body><text:p text:style-name="Footnote">Sebastián de Covarrubias Orozco, <text:span text:style-name="T1">Emblemas morales</text:span> (Madrid, 1610), 202, “SEPI AVRES TVAS SPINIS.”</text:p></text:note-body></text:note> Covarrubias explains that our ears are endangered lest we “keep ourselves from hearing flattery, gossip, lies, and false doctrines; and so that these things will not reach our ears we must put a strong fence around them, and protect it with thorns.”<text:note text:id="ftn94" text:note-class="footnote"><text:note-citation>94</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95" text:note-class="footnote"><text:note-citation>95</text:note-citation><text:note-body><text:p text:style-name="Footnote">Ibid., 202: “En esta vida, que es vna milica,/ Si asegurar quisieres tu persona,/ Amparate de Christo, y su corona.”</text:p></text:note-body></text:note></text:p>
      <text:p text:style-name="Preformatted_20_Text">[insert float: Figure 2]</text:p>
      <text:p text:style-name="First_20_paragraph">Even if, then, the Church successfully made Christ the Word audible to the world, accommodating its teaching to the sense and intelligence of people of varying temperaments and cultural backgrounds, faithful hearing for Catholics still required individuals to discipline their ears to focus on Christ. Villancicos provided both an opportunity to hear the Word and a challenge to discern it and live accordingly. From a modern perspective, it would seem that some villancicos posed more of challenge in this respect than others, and not for the reasons that their creators might have intended: did the caricatures of deaf people in villancicos really move many listeners beyond simple mockery? Did the special rhetorical effects of villancico poetry and music edify more than they entertained? Or were such distinctions unimportant at the time? In any case, the fundamental Tridentine problem, of making faith appeal to hearing by both accommodating the senses and training them, remained a challenge for Catholics, both those who would teach through speech or song and those who would listen.</text:p>
      <text:p text:style-name="Text_20_body">Ahlgren, Gillian T. W. <text:span text:style-name="T1">Teresa of ávila and the Politics of Sanctity</text:span>. Ithaca, NY: Cornell University Press, 1996.</text:p>
      <text:p text:style-name="Text_20_body">Azevedo, Fray Antonio de. <text:span text:style-name="T1">Catecismo de los misterios de la fe, con la esposicion del </text:span><text:soft-page-break/><text:span text:style-name="T1">Simbolo de los Santos Apostoles. A do se enseña, todo lo que vn fiel Cristian esta obligado a creer, y vn cura de almas a saber, para enseñar a sus ouejas</text:span>. Barcelona, 1589.</text:p>
      <text:p text:style-name="Text_20_body">Bailey, Gauvin A. <text:span text:style-name="T1">Art on the Jesuit Missions in Asia and Latin America, 1542–1773</text:span>. Toronto, 1999.</text:p>
      <text:p text:style-name="Text_20_body">Baker, Geoffrey. <text:span text:style-name="T1">Imposing Harmony: Music and Society in Colonial Cuzco</text:span>. Durham, NC: Duke University Press, 2008.</text:p>
      <text:p text:style-name="Text_20_body">———. “Latin American Baroque: Performance as a Post-Colonial Act?” <text:span text:style-name="T1">Early Music</text:span> 3, no. 36 (2008): 441–48.</text:p>
      <text:p text:style-name="Text_20_body">———. “The ‘Ethnic Villancico’ and Racial Politics in 17th-Century Mexico.” In <text:span text:style-name="T1">Devotional Music in the Iberian World, 1450–1800: The Villancico and Related Genres</text:span>, edited by Tess Knighton and Álvaro Torrente, 399–408. Aldershot, UK: Ashgate, 2007.</text:p>
      <text:p text:style-name="Text_20_body">Barnett, Gregory. “Tonal Organization in Seventeenth-Century Music Theory.” In <text:span text:style-name="T1">The Cambridge History of Western Music History</text:span>, edited by Thomas Christensen, 407–55. Cambridge: Cambridge University Press, 2002.</text:p>
      <text:p text:style-name="Text_20_body">Boethius, Anicius Manlius Torquatus Severinus. “De Institutione Musica Libri Quinque.” In <text:span text:style-name="T1">Boetii de Institutione Arithmetica Libro Duo de Institutione Musica Libri Quinque</text:span>, edited by Godofredus Friedlein. Leipzig: Teubner, 1867.</text:p>
      <text:p text:style-name="Text_20_body">Cabero Pueyo, Bernat. <text:span text:style-name="T1">Der Villancico des XVI. und XVII. Jahrhunderts in Spanien</text:span>. Berlin: Dissertation.de, 2000.</text:p>
      <text:p text:style-name="Text_20_body">Calderón de la Barca, Pedro. <text:span text:style-name="T1">El Nuevo Palacio Del Retiro</text:span>. Edited by Alan K. G. Paterson. Autos Sacramentales Completos de Calderón 19. Pamplona: Universidad de Navarra, 1998.</text:p>
      <text:p text:style-name="Text_20_body">Candelaria, Lorenzo. “Bernardino de Sahagún’s <text:span text:style-name="T1">Psalmodia Christiana</text:span>: A Catholic Songbook from Sixteenth-Century New Spain.” <text:span text:style-name="T1">Journal of the American Musicological Society</text:span> <text:soft-page-break/>67, no. 3 (2014): 619–84.</text:p>
      <text:p text:style-name="Text_20_body">Cashner, Andrew A. “Playing Cards at the Eucharistic Table: Music, Theology, and Society in a Corpus Christi Villancico from Colonial Mexico, 1628.” <text:span text:style-name="T1">Journal of Early Modern History</text:span> 18, no. 4 (2014): 383–419.</text:p>
      <text:p text:style-name="Text_20_body">———. “Rhythm as Representation of Society in an <text:span text:style-name="T1">Ensaladilla</text:span> from Colonial Puebla, Mexico, 1652,” 2015.</text:p>
      <text:p text:style-name="Text_20_body">———,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text:p>
      <text:p text:style-name="Text_20_body">Castagna, Paolo. “The Use of Music by the Jesuits in the Conversion of the Indigenous Peoples of Brazil.” edited by John W. O’Malley S.J., Gauvin Alexander Bailey, Steven J. Harris, and T. Frank Kennedy S.J., 641–58. Toronto: University of Toronto Press, 1999.</text:p>
      <text:p text:style-name="Text_20_body">Catholic Church. <text:span text:style-name="T1">Catechismus ex decreto sacrosancti Concilii Tridentini: iussu Pij V. pontif. max. editus</text:span>. London, 1614.</text:p>
      <text:p text:style-name="Text_20_body">Cerone, Pedro. <text:span text:style-name="T1">El Melopeo Y Maestro</text:span>. Naples, 1613.</text:p>
      <text:p text:style-name="Text_20_body">Covarrubias Orozco, Sebastián de. <text:span text:style-name="T1">Emblemas morales</text:span>. Madrid, 1610.</text:p>
      <text:p text:style-name="Text_20_body">———. <text:span text:style-name="T1">Tesoro de la lengua castellana, o española</text:span>. Madrid, 1611.</text:p>
      <text:p text:style-name="Text_20_body">Diez Borque, Jose Maria. “El Auto Sacramental Calderoniano Y Su Publico: Funciones Del Texto Cantado.” In <text:span text:style-name="T1">Calderon and the Baroque Tradition</text:span>, edited by Kurt Levy, Jesus Ara, and Gethin Hughes, 49–68. Waterloo, Ontario, Canada: Wilfred Laurier University Press, 1985.</text:p>
      <text:p text:style-name="Text_20_body">Doetsch Kraus, Ursula. <text:span text:style-name="T1">La Sinestesia En La Poesía Española: Desde La Edad Media Hasta Mediados Del Siglo Xix; Un Enfoque Semántico</text:span>. Pamplona: Ediciones Universidad de Navarra, 1992.</text:p>
      <text:p text:style-name="Text_20_body"><text:soft-page-break/>Dryden, John. <text:span text:style-name="T1">Alexander’s Feast, or the Power of Music</text:span>. London, 1697.</text:p>
      <text:p text:style-name="Text_20_body">Erasmus, Desiderius. <text:span text:style-name="T1">The Essential Erasmus</text:span>. Edited by John P. Dolan. New York: Meridian, 1993.</text:p>
      <text:p text:style-name="Text_20_body">Findlen, Paula, ed. <text:span text:style-name="T1">Athanasius Kircher: The Last Man Who Knew Everything</text:span>. New York: Routledge, 2004.</text:p>
      <text:p text:style-name="Text_20_body">Francisca de los Apóstoles. <text:span text:style-name="T1">The Inquisition of Francisca: A Sixteenth-Century Visionary on Trial</text:span>. Edited by Gillian T. W. Ahlgren. Chicago: University of Chicago Press, 2005.</text:p>
      <text:p text:style-name="Text_20_body">Frenk, Margit. <text:span text:style-name="T1">Entre La Voz Y El Silencio: La Lectura En Tiempos de Cervantes</text:span>. Madrid: Fondo de Cultura Económica, 2005.</text:p>
      <text:p text:style-name="Text_20_body">Galilei, Vincenzo. <text:span text:style-name="T1">Dialogo Della Musica</text:span>. Florence, 1581.</text:p>
      <text:p text:style-name="Text_20_body">García Sanz, Ana, and Leticia Sánchez Hernández. <text:span text:style-name="T1">Monasterios de Las Descalzas Reales Y de La Encarnación</text:span>. Madrid: Palacio Real de Madrid, 2011.</text:p>
      <text:p text:style-name="Text_20_body">Godwin, Joscelyn. <text:span text:style-name="T1">Athanasius Kircher’s Theater of the World: The Life and Work of the Last Man to Search for Universal Knowledge</text:span>. Rochester, VT: Inner Traditions, 2009.</text:p>
      <text:p text:style-name="Text_20_body">Gouk, Penelope. “Music and the Sciences.” In <text:span text:style-name="T1">The Cambridge History of Seventeenth-Century Music</text:span>, edited by Tim ed. Carter and John Butt, 132–57. Cambridge: Cambridge University Press, 2005.</text:p>
      <text:p text:style-name="Text_20_body">———. “The Role of Harmonics in the Scientific Revolution.” In <text:span text:style-name="T1">The Cambridge History of Western Music Theory</text:span>, 223–45. Cambridge: Cambridge University Press, 2002.</text:p>
      <text:p text:style-name="Text_20_body">Greer, Margaret. “Los Dos Cuerpos Del Rey En Calderón: <text:span text:style-name="T1">El Nuevo Palacio Del Retiro</text:span> Y <text:span text:style-name="T1">El Mayor Encanto, Amor</text:span>.” In <text:span text:style-name="T1">El Teatro Clásico Español a Través de Sus Monarcas</text:span>, edited by Luciano García Lorenzo, 181–202. Madrid: Fundamentos, 2006.</text:p>
      <text:p text:style-name="Text_20_body"><text:span text:style-name="T1">Grove Art Online, Oxford Art Online</text:span>, n.d.</text:p>
      <text:p text:style-name="Text_20_body"><text:soft-page-break/><text:span text:style-name="T1">Grove Music Online</text:span>. Oxford Music Online. Oxford: Oxford University Press, 2016.</text:p>
      <text:p text:style-name="Text_20_body">Illari, Bernardo. “Polychoral Culture: Cathedral Music in La Plata (Bolivia), 1680–1730.” PhD diss., University of Chicago, 2001.</text:p>
      <text:p text:style-name="Text_20_body">Irving, David. <text:span text:style-name="T1">Colonial Counterpoint: Music in Early Modern Manila</text:span>. Oxford: Oxford University Press, 2010.</text:p>
      <text:p text:style-name="Text_20_body">Juan de la Cruz, San. “Subida Del Monte Carmelo.” In <text:span text:style-name="T1">Obras Completas</text:span>, by San Juan de la Cruz, 151–432. edited by José Vicente Rodríguez and Federico Ruiz Salvador, 6th ed. Madrid: Editorial de Espiritualidad, 2009.</text:p>
      <text:p text:style-name="Text_20_body">Judd, Cristle Collins. “Renaissance Modal Theory: Theoretical, Compositional, and Editorial Perspectives.” In <text:span text:style-name="T1">The Cambridge History of Western Music History</text:span>, edited by Thomas Christensen, 364–406. Cambridge: Cambridge University Press, 2002.</text:p>
      <text:p text:style-name="Text_20_body">Kamen, Henry. <text:span text:style-name="T1">Early Modern European Society</text:span>. New York: Routledge, 2000.</text:p>
      <text:p text:style-name="Text_20_body">Kendrick, Robert L. <text:span text:style-name="T1">Singing Jeremiah: Music and Meaning in Holy Week</text:span>. Bloomington, IN: Indiana University Press, 2014.</text:p>
      <text:p text:style-name="Text_20_body">Kircher, Athanasius. <text:span text:style-name="T1">Mvsvrgia vniversalis, sive Ars magna consoni et dissoni in X. libros digesta</text:span>. Rome, 1650.</text:p>
      <text:p text:style-name="Text_20_body">López-Calo, José. “Corresponsales de Miguel de Irízar.” <text:span text:style-name="T1">Anuario Musical</text:span>, no. 18 (1963): 197–222.</text:p>
      <text:p text:style-name="Text_20_body">———. <text:span text:style-name="T1">La Música En La Catedral de Segovia</text:span>. 2 vols. Segovia: Diputación Provincial de Segovia, 1988.</text:p>
      <text:p text:style-name="Text_20_body">Luis de Granada, Fray. <text:span text:style-name="T1">Introducción del símbolo de la fe</text:span>. Biblioteca de autores españoles 6. Madrid: M. Rivadeneyra, 1871.</text:p>
      <text:p text:style-name="Text_20_body">———. <text:span text:style-name="T1">Introducción del Símbolo de la Fe [Pt. 1]</text:span>. Edited by José María Balcells. Madrid: <text:soft-page-break/>Cátedra, 1989.</text:p>
      <text:p text:style-name="Text_20_body">Mauleón Rodríguez, Gustavo, ed. <text:span text:style-name="T1">Juan Gutiérrez de Padilla Y La época Palafoxiana</text:span>. Puebla: Gobierno del Estado de Puebla, Secretaría de Cultura, 2010.</text:p>
      <text:p text:style-name="Text_20_body"><text:span text:style-name="T1">New Catholic Encyclopedia</text:span>. 2nd. ed. Gale, 2003.</text:p>
      <text:p text:style-name="Text_20_body">Nieremberg, Juan Eusebio.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text:p>
      <text:p text:style-name="Text_20_body">Olarte Martínez, Matilde. “Miguel de Irízar Y Domenzain (1635–1684?): Biografía, Epistolario Y Estudio de Sus Lamentaciones.” PhD diss., Universidad de Valladolid, 1992.</text:p>
      <text:p text:style-name="Text_20_body">Palafox y Mendoza, Juan de. <text:span text:style-name="T1">Bocados espiritvales, politicos, misticos, y morales, Catecismo, y Axiomas doctrinales, para Labradores, y gente senzilla, especialmente; con otros Tratados</text:span>. Madrid, 1662.</text:p>
      <text:p text:style-name="Text_20_body">Plann, Susan. <text:span text:style-name="T1">A Silent Minority: Deaf Education in Spain, 1550–1835</text:span>. Berkeley, CA: University of California Press, 1997.</text:p>
      <text:p text:style-name="Text_20_body">Reyre, Dominique. “Transmisión Poética Y Dramatúrgica Del Dogma En El Auto <text:span text:style-name="T1">El Nuevo Palacio Del Retiro</text:span> de Calderón: La Teología Eucarística de Las Metáforas.” <text:span text:style-name="T1">Criticón</text:span> 102 (2008): 113–22.</text:p>
      <text:p text:style-name="Text_20_body">Robledo Estaire, Luis, ed. <text:span text:style-name="T1">Tonos a Lo Divino Y a Lo Humano En El Madrid Barroco</text:span>. Madrid: Editorial Alpuerto/Fundación Caja Madrid, 2003.</text:p>
      <text:p text:style-name="Text_20_body">Rodríguez, Pablo-Lorenzo. “Villancicos and Personal Networks in 17th-Century Spain.” <text:span text:style-name="T1">Journal of the Institute of Romance Studies</text:span> 8 (1998): 79–89.</text:p>
      <text:p text:style-name="Text_20_body">Sande, Duarte de. <text:span text:style-name="T1">De Missione Legatorvm Iaponensium Ad Romanam Curiam, Rebusq; </text:span><text:soft-page-break/><text:span text:style-name="T1">in Europa, Ac Toto Itiner Adimaduersis Dialogvs Ex Ephemeride Ipsorvm Legatorvm Colectvs, &amp; in Sermonem Latinvm Versvs Ab Eduardo de Sande Sacerdote Societatis Iesv.</text:span> Macao, 1590.</text:p>
      <text:p text:style-name="Text_20_body">———. <text:span text:style-name="T1">Japanese Travellers in Sixteenth-Century Europe: A Dialogue Concerning the Mission of the Japanese Ambassadors to the Roman Curia (1590)</text:span>. Edited by Derek Massarella. Translated by J. F. Moran. London: The Hakluyt Society/Ashgate, 2012.</text:p>
      <text:p text:style-name="Text_20_body">Sánchez, Vicente. <text:span text:style-name="T1">Lyra Poética de Vicente Sanchez, Natvral de La Imperial Civdad de Zaragoza. Obras Posthvmas</text:span>. Zaragoza, 1688.</text:p>
      <text:p text:style-name="Text_20_body">Schreiner, Susan Elizabeth. <text:span text:style-name="T1">Are You Alone Wise?: The Search for Certainty in the Early Modern Era</text:span>. Oxford: Oxford University Press, 2011.</text:p>
      <text:p text:style-name="Text_20_body">Spiess, Lincoln B., and Thomas Stanford, eds. <text:span text:style-name="T1">Archivo de Música Sacra de La Catedral de Puebla</text:span>. Mexico City, 1967.</text:p>
      <text:p text:style-name="Text_20_body">Stanford, E. Thomas. <text:span text:style-name="T1">Catálogo de Los Acervos Musicales de Las Catedrales Metropolitanas de México Y Puebla Y de La Biblioteca Nacional de Antropología E Historia Y Otras Colecciones Menores</text:span>. Mexico City: Instituto Nacional de Antropología e Historia, 2002.</text:p>
      <text:p text:style-name="Text_20_body">Sutton, Mary Ellen. “A Study of the Seventeenth-Century Iberian Organ Batalla: Historical Development, Musical Characteristics, and Performance Considerations.” DMA thesis, University of Kansas, 1975.</text:p>
      <text:p text:style-name="Text_20_body">Veracruce, Alphonsus à. <text:span text:style-name="T1">Phisica, Specvlatio</text:span>. Mexico City, 1557.</text:p>
      <text:p text:style-name="Text_20_body">“Villancicos Que Se Han de Cantar En El Real Convento de La Encarnación, La Noche de Navidad, Este Año de 1671.” Madrid, 1671.</text:p>
      <text:p text:style-name="Text_20_body">Waterhouse, David. “The Earliest Japanese Contacts with Western Music.” <text:span text:style-name="T1">Review of Culture</text:span> 26 (1996): 36–47.</text:p>
      <text:p text:style-name="Text_20_body">Zbikowski, Lawrence M. <text:span text:style-name="T1">Conceptualizing Music: Cognitive Structure, Theory, and </text:span><text:soft-page-break/><text:span text:style-name="T1">Analysis</text:span>. New York: Oxford University Press, 2002.</text:p>
      <text:p text:style-name="Text_20_body">Županov, Ines G. <text:span text:style-name="T1">Missionary Tropics: The Catholic Frontier in India</text:span>. Ann Arbor, MI: University of Michigan Press,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paragraph-properties fo:margin-left="0.5in" fo:margin-right="0.5in" fo:margin-top="0in" fo:margin-bottom="0in" loext:contextual-spacing="false" fo:text-indent="0in" style:auto-text-indent="false" style:writing-mode="page"/>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Libertinus Mono" fo:font-family="'Libertinus Mono'" style:font-style-name="Regular"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5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 "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7-12-04T11:16:44.866597379</dc:date>
    <meta:editing-duration>PT1M18S</meta:editing-duration>
    <meta:editing-cycles>1</meta:editing-cycles>
    <meta:document-statistic meta:table-count="0" meta:image-count="0" meta:object-count="0" meta:page-count="60" meta:paragraph-count="321" meta:word-count="18579" meta:character-count="116075" meta:non-whitespace-character-count="97929"/>
    <meta:generator>LibreOffice/5.4.3.2$Linux_X86_64 LibreOffice_project/40$Build-2</meta:generator>
  </office:meta>
</office:document-meta>
</file>